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entury Gothic" svg:font-family="'Century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8pt" style:font-size-asian="18pt" style:font-size-complex="18pt"/>
    </style:style>
    <style:style style:name="P2" style:family="paragraph" style:parent-style-name="Standard">
      <style:text-properties style:font-name="Arial Black" fo:font-size="60pt" style:font-size-asian="60pt" style:font-size-complex="60pt"/>
    </style:style>
    <style:style style:name="P3" style:family="paragraph" style:parent-style-name="Standard">
      <style:text-properties style:font-name="Arial Black" fo:font-size="24pt" style:font-size-asian="24pt" style:font-size-complex="24pt"/>
    </style:style>
    <style:style style:name="P4" style:family="paragraph" style:parent-style-name="Standard">
      <style:text-properties fo:color="#000000" style:font-name="Arial Black" fo:font-size="24pt" style:font-size-asian="24pt" style:font-size-complex="24pt"/>
    </style:style>
    <style:style style:name="T1" style:family="text">
      <style:text-properties fo:color="#ffffff" style:text-outline="false" style:text-line-through-style="none" style:font-name="Century Gothic" fo:font-size="40pt" fo:letter-spacing="normal" fo:font-style="normal" fo:text-shadow="none" style:text-underline-style="none" fo:font-weight="normal" style:letter-kerning="true" style:font-name-asian="Century Gothic" style:font-size-asian="40pt" style:font-style-asian="normal" style:font-weight-asian="normal" style:font-name-complex="Century Gothic" style:font-size-complex="4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ffffff" style:text-outline="false" style:text-line-through-style="none" fo:font-size="40pt" fo:letter-spacing="normal" fo:font-style="normal" fo:text-shadow="none" style:text-underline-style="none" fo:font-weight="normal" style:letter-kerning="true" style:font-name-asian="Century Gothic" style:font-size-asian="40pt" style:font-style-asian="normal" style:font-weight-asian="normal" style:font-name-complex="Century Gothic" style:font-size-complex="4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Century Gothic" fo:font-size="40pt" fo:letter-spacing="normal" fo:font-style="normal" fo:text-shadow="none" style:text-underline-style="none" fo:font-weight="normal" style:letter-kerning="true" style:font-name-asian="Century Gothic" style:font-size-asian="40pt" style:font-style-asian="normal" style:font-weight-asian="normal" style:font-name-complex="Century Gothic" style:font-size-complex="4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entury Gothic" fo:font-size="40pt" fo:letter-spacing="normal" fo:font-style="normal" fo:text-shadow="none" style:text-underline-style="none" fo:font-weight="normal" style:letter-kerning="true" style:font-name-asian="Century Gothic" style:font-size-asian="40pt" style:font-style-asian="normal" style:font-weight-asian="normal" style:font-name-complex="Century Gothic" style:font-size-complex="40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DAY </text:p>
      <text:p text:style-name="P2"/>
      <text:p text:style-name="P2"/>
      <text:p text:style-name="P1"/>
      <text:p text:style-name="P1"/>
      <text:p text:style-name="P1"/>
      <text:p text:style-name="P1"/>
      <text:p text:style-name="P3">Prepared by…</text:p>
      <text:p text:style-name="P3">1.Shadid Intisar Quasem ,170042059</text:p>
      <text:p text:style-name="P3">2.Riyad-E-Al Muhafiz ,170042036</text:p>
      <text:p text:style-name="P3">3.Shahriar Hasan Anik ,170042002</text:p>
      <text:p text:style-name="P3"/>
      <text:p text:style-name="P3"/>
      <text:p text:style-name="P3"/>
      <text:p text:style-name="P3"/>
      <text:p text:style-name="P3"/>
      <text:p text:style-name="P3"><text:soft-page-break/>FEATURES TO BE COMPLETED IN THIS SEMESTER:</text:p>
      <text:p text:style-name="P4"><text:span text:style-name="T3">1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UTURE PLAN: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IMELINE(AT LEAST 3 MILESTONES):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I MOCKUPS(OPTIONAL)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entury Gothic" svg:font-family="'Century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22pt" fo:letter-spacing="normal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18pt" style:font-size-asian="18pt" style:font-size-complex="1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16pt" style:font-size-asian="16pt" style:font-size-complex="16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22pt" fo:letter-spacing="normal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18pt" style:font-size-asian="18pt" style:font-size-complex="1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16pt" style:font-size-asian="16pt" style:font-size-complex="16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in" fo:margin-bottom="0.1965in"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22pt" fo:letter-spacing="normal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in" fo:margin-bottom="0.1575in"/>
      <style:text-properties fo:font-size="18pt" style:font-size-asian="18pt" style:font-size-complex="1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in" fo:margin-bottom="0.1181in"/>
      <style:text-properties fo:font-size="16pt" style:font-size-asian="16pt" style:font-size-complex="16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in" fo:margin-bottom="0.0783in"/>
    </style:style>
    <style:style style:name="Default_20_1_7e_LT_7e_Gliederung_20_5" style:display-name="Default 1~LT~Gliederung 5" style:family="paragraph" style:parent-style-name="Default_20_1_7e_LT_7e_Gliederung_20_4">
      <style:paragraph-properties fo:margin-top="0in" fo:margin-bottom="0.0398in"/>
      <style:text-properties fo:font-size="20pt" style:font-size-asian="20pt" style:font-size-complex="20pt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Default_20_2_7e_LT_7e_Gliederung_20_1" style:display-name="Default 2~LT~Gliederung 1" style:family="paragraph">
      <style:paragraph-properties fo:margin-top="0in" fo:margin-bottom="0.1965in"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22pt" fo:letter-spacing="normal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in" fo:margin-bottom="0.1575in"/>
      <style:text-properties fo:font-size="18pt" style:font-size-asian="18pt" style:font-size-complex="1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in" fo:margin-bottom="0.1181in"/>
      <style:text-properties fo:font-size="16pt" style:font-size-asian="16pt" style:font-size-complex="16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in" fo:margin-bottom="0.0783in"/>
    </style:style>
    <style:style style:name="Default_20_2_7e_LT_7e_Gliederung_20_5" style:display-name="Default 2~LT~Gliederung 5" style:family="paragraph" style:parent-style-name="Default_20_2_7e_LT_7e_Gliederung_20_4">
      <style:paragraph-properties fo:margin-top="0in" fo:margin-bottom="0.0398in"/>
      <style:text-properties fo:font-size="20pt" style:font-size-asian="20pt" style:font-size-complex="20pt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Default_20_3_7e_LT_7e_Gliederung_20_1" style:display-name="Default 3~LT~Gliederung 1" style:family="paragraph">
      <style:paragraph-properties fo:margin-top="0in" fo:margin-bottom="0.1965in"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22pt" fo:letter-spacing="normal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in" fo:margin-bottom="0.1575in"/>
      <style:text-properties fo:font-size="18pt" style:font-size-asian="18pt" style:font-size-complex="1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in" fo:margin-bottom="0.1181in"/>
      <style:text-properties fo:font-size="16pt" style:font-size-asian="16pt" style:font-size-complex="16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in" fo:margin-bottom="0.0783in"/>
    </style:style>
    <style:style style:name="Default_20_3_7e_LT_7e_Gliederung_20_5" style:display-name="Default 3~LT~Gliederung 5" style:family="paragraph" style:parent-style-name="Default_20_3_7e_LT_7e_Gliederung_20_4">
      <style:paragraph-properties fo:margin-top="0in" fo:margin-bottom="0.0398in"/>
      <style:text-properties fo:font-size="20pt" style:font-size-asian="20pt" style:font-size-complex="20pt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line-height="90%"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did Intisar Quasem</meta:initial-creator>
    <meta:creation-date>2019-02-25T22:28:48.39</meta:creation-date>
    <meta:document-statistic meta:table-count="0" meta:image-count="0" meta:object-count="0" meta:page-count="4" meta:paragraph-count="10" meta:word-count="31" meta:character-count="225"/>
    <dc:date>2019-02-26T00:03:08.11</dc:date>
    <dc:creator>Shadid Intisar Quasem</dc:creator>
    <meta:editing-duration>PT33M46S</meta:editing-duration>
    <meta:editing-cycles>1</meta:editing-cycles>
    <meta:generator>OpenOffice/4.1.5$Win32 OpenOffice.org_project/415m1$Build-9789</meta:generator>
  </office:meta>
</office:document-meta>
</file>